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04000000040E5229E2180B5FF18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22c0" officeooo:paragraph-rsid="001f22c0"/>
    </style:style>
    <style:style style:name="T1" style:family="text">
      <style:text-properties officeooo:rsid="001f22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aa<draw:frame draw:style-name="fr1" draw:name="Image1" text:anchor-type="char" svg:x="7.892cm" svg:y="2cm" svg:width="1.806cm" svg:height="1.806cm" draw:z-index="0"><draw:image xlink:href="Pictures/100002010000004000000040E5229E2180B5FF18.png" xlink:type="simple" xlink:show="embed" xlink:actuate="onLoad" loext:mime-type="image/png"/></draw:frame>bbb</text:p>
      <text:p text:style-name="P1">second paragraph</text:p>
      <text:p text:style-name="P1">third paragrap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meta:creation-date>2019-06-20T11:12:52.831839806</meta:creation-date>
    <dc:date>2019-07-09T17:03:52.707620694</dc:date>
    <dc:creator>Miklos Vajna</dc:creator>
    <meta:editing-duration>PT7M36S</meta:editing-duration>
    <meta:editing-cycles>4</meta:editing-cycles>
    <meta:generator>LibreOfficeDev/6.4.0.0.alpha0$Linux_X86_64 LibreOffice_project/fb2bba18233ea11d87520125fc1e695e5c162fd1</meta:generator>
    <meta:document-statistic meta:table-count="0" meta:image-count="1" meta:object-count="0" meta:page-count="1" meta:paragraph-count="3" meta:word-count="5" meta:character-count="37" meta:non-whitespace-character-count="35"/>
  </office:meta>
</office:document-meta>
</file>